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2568" calcext:value-type="float">
            <text:p>102.8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6096" calcext:value-type="float">
            <text:p>102.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2568" calcext:value-type="float">
            <text:p>102.8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0728" calcext:value-type="float">
            <text:p>103.3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7616" calcext:value-type="float">
            <text:p>103.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1208" calcext:value-type="float">
            <text:p>103.3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7952" calcext:value-type="float">
            <text:p>103.2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732" calcext:value-type="float">
            <text:p>104.2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9872" calcext:value-type="float">
            <text:p>103.3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7616" calcext:value-type="float">
            <text:p>103.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1584" calcext:value-type="float">
            <text:p>103.3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3584" calcext:value-type="float">
            <text:p>104.1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4752" calcext:value-type="float">
            <text:p>104.3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7088" calcext:value-type="float">
            <text:p>104.7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2432" calcext:value-type="float">
            <text:p>104.8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7944" calcext:value-type="float">
            <text:p>104.7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9136" calcext:value-type="float">
            <text:p>104.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7992" calcext:value-type="float">
            <text:p>103.5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4256" calcext:value-type="float">
            <text:p>103.3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7952" calcext:value-type="float">
            <text:p>103.2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8808" calcext:value-type="float">
            <text:p>103.2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0192" calcext:value-type="float">
            <text:p>102.1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024" calcext:value-type="float">
            <text:p>101.9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1656" calcext:value-type="float">
            <text:p>101.6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0384" calcext:value-type="float">
            <text:p>101.3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7296" calcext:value-type="float">
            <text:p>101.0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064" calcext:value-type="float">
            <text:p>100.7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7528" calcext:value-type="float">
            <text:p>100.6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5712" calcext:value-type="float">
            <text:p>100.5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5232" calcext:value-type="float">
            <text:p>100.5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32" calcext:value-type="float">
            <text:p>100.4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4272" calcext:value-type="float">
            <text:p>100.4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0368" calcext:value-type="float">
            <text:p>100.4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9512" calcext:value-type="float">
            <text:p>100.4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4272" calcext:value-type="float">
            <text:p>100.4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3144" calcext:value-type="float">
            <text:p>100.5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6192" calcext:value-type="float">
            <text:p>100.5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6672" calcext:value-type="float">
            <text:p>100.6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9344" calcext:value-type="float">
            <text:p>100.6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5544" calcext:value-type="float">
            <text:p>100.7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6608" calcext:value-type="float">
            <text:p>100.8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3664" calcext:value-type="float">
            <text:p>100.9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1304" calcext:value-type="float">
            <text:p>101.1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5728" calcext:value-type="float">
            <text:p>101.4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9568" calcext:value-type="float">
            <text:p>101.6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6144" calcext:value-type="float">
            <text:p>101.7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1008" calcext:value-type="float">
            <text:p>101.7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5016" calcext:value-type="float">
            <text:p>101.8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7688" calcext:value-type="float">
            <text:p>101.8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6872" calcext:value-type="float">
            <text:p>102.2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0296" calcext:value-type="float">
            <text:p>102.1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276" calcext:value-type="float">
            <text:p>102.0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3552" calcext:value-type="float">
            <text:p>102.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2904" calcext:value-type="float">
            <text:p>102.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9584" calcext:value-type="float">
            <text:p>102.5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6936" calcext:value-type="float">
            <text:p>101.9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796" calcext:value-type="float">
            <text:p>101.7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8016" calcext:value-type="float">
            <text:p>99.1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5616" calcext:value-type="float">
            <text:p>99.0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948" calcext:value-type="float">
            <text:p>98.7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7288" calcext:value-type="float">
            <text:p>98.6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016" calcext:value-type="float">
            <text:p>98.8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2568" calcext:value-type="float">
            <text:p>99.0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4112" calcext:value-type="float">
            <text:p>99.1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764" calcext:value-type="float">
            <text:p>99.2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576" calcext:value-type="float">
            <text:p>99.4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9808" calcext:value-type="float">
            <text:p>99.8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4544" calcext:value-type="float">
            <text:p>100.3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9512" calcext:value-type="float">
            <text:p>100.4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876" calcext:value-type="float">
            <text:p>100.5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1472" calcext:value-type="float">
            <text:p>100.9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836" calcext:value-type="float">
            <text:p>101.1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7608" calcext:value-type="float">
            <text:p>101.2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2952" calcext:value-type="float">
            <text:p>101.3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076" calcext:value-type="float">
            <text:p>101.3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98" calcext:value-type="float">
            <text:p>101.2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7608" calcext:value-type="float">
            <text:p>101.2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2056" calcext:value-type="float">
            <text:p>101.0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5544" calcext:value-type="float">
            <text:p>100.7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4856" calcext:value-type="float">
            <text:p>100.5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5232" calcext:value-type="float">
            <text:p>100.5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5232" calcext:value-type="float">
            <text:p>100.5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3896" calcext:value-type="float">
            <text:p>100.5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84" calcext:value-type="float">
            <text:p>100.4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0264" calcext:value-type="float">
            <text:p>100.4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688" calcext:value-type="float">
            <text:p>100.3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4544" calcext:value-type="float">
            <text:p>100.3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5568" calcext:value-type="float">
            <text:p>100.1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3648" calcext:value-type="float">
            <text:p>100.0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3424" calcext:value-type="float">
            <text:p>99.0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2504" calcext:value-type="float">
            <text:p>99.2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2272" calcext:value-type="float">
            <text:p>99.7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2272" calcext:value-type="float">
            <text:p>99.7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3128" calcext:value-type="float">
            <text:p>99.7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4112" calcext:value-type="float">
            <text:p>99.1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4488" calcext:value-type="float">
            <text:p>99.1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1712" calcext:value-type="float">
            <text:p>99.0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7056" calcext:value-type="float">
            <text:p>99.1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2272" calcext:value-type="float">
            <text:p>99.7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9808" calcext:value-type="float">
            <text:p>99.8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5256" calcext:value-type="float">
            <text:p>99.9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5256" calcext:value-type="float">
            <text:p>99.9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864" calcext:value-type="float">
            <text:p>100.2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864" calcext:value-type="float">
            <text:p>100.2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4" calcext:value-type="float">
            <text:p>100.3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1016" calcext:value-type="float">
            <text:p>100.3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2352" calcext:value-type="float">
            <text:p>100.3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4" calcext:value-type="float">
            <text:p>100.3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1016" calcext:value-type="float">
            <text:p>100.3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8824" calcext:value-type="float">
            <text:p>100.3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7592" calcext:value-type="float">
            <text:p>100.3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9784" calcext:value-type="float">
            <text:p>100.3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9408" calcext:value-type="float">
            <text:p>100.4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1704" calcext:value-type="float">
            <text:p>100.5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2664" calcext:value-type="float">
            <text:p>100.5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6192" calcext:value-type="float">
            <text:p>100.5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7528" calcext:value-type="float">
            <text:p>100.6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5544" calcext:value-type="float">
            <text:p>100.7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2224" calcext:value-type="float">
            <text:p>100.8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2224" calcext:value-type="float">
            <text:p>100.8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0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5672" calcext:value-type="float">
            <text:p>104.0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3584" calcext:value-type="float">
            <text:p>104.1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9304" calcext:value-type="float">
            <text:p>104.1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2704" calcext:value-type="float">
            <text:p>104.6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2704" calcext:value-type="float">
            <text:p>104.6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6128" calcext:value-type="float">
            <text:p>104.6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8176" calcext:value-type="float">
            <text:p>104.2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0744" calcext:value-type="float">
            <text:p>104.2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2936" calcext:value-type="float">
            <text:p>104.2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8552" calcext:value-type="float">
            <text:p>104.2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0744" calcext:value-type="float">
            <text:p>104.2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8552" calcext:value-type="float">
            <text:p>104.2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2936" calcext:value-type="float">
            <text:p>104.2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5128" calcext:value-type="float">
            <text:p>104.2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5128" calcext:value-type="float">
            <text:p>104.2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732" calcext:value-type="float">
            <text:p>104.2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0744" calcext:value-type="float">
            <text:p>104.2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8344" calcext:value-type="float">
            <text:p>104.0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8344" calcext:value-type="float">
            <text:p>104.0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1624" calcext:value-type="float">
            <text:p>103.6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5432" calcext:value-type="float">
            <text:p>102.1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0944" calcext:value-type="float">
            <text:p>102.0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5704" calcext:value-type="float">
            <text:p>102.0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024" calcext:value-type="float">
            <text:p>101.9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784" calcext:value-type="float">
            <text:p>101.9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7688" calcext:value-type="float">
            <text:p>101.8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6832" calcext:value-type="float">
            <text:p>101.9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8064" calcext:value-type="float">
            <text:p>101.8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2448" calcext:value-type="float">
            <text:p>101.8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6352" calcext:value-type="float">
            <text:p>101.8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6352" calcext:value-type="float">
            <text:p>101.8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0152" calcext:value-type="float">
            <text:p>101.8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1968" calcext:value-type="float">
            <text:p>101.8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7856" calcext:value-type="float">
            <text:p>101.7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9192" calcext:value-type="float">
            <text:p>101.7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0904" calcext:value-type="float">
            <text:p>101.7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0528" calcext:value-type="float">
            <text:p>101.7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9192" calcext:value-type="float">
            <text:p>101.7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6312" calcext:value-type="float">
            <text:p>101.5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1072" calcext:value-type="float">
            <text:p>101.5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888" calcext:value-type="float">
            <text:p>101.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412" calcext:value-type="float">
            <text:p>101.5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2032" calcext:value-type="float">
            <text:p>101.6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888" calcext:value-type="float">
            <text:p>101.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0592" calcext:value-type="float">
            <text:p>101.5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3536" calcext:value-type="float">
            <text:p>101.4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8296" calcext:value-type="float">
            <text:p>101.4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316" calcext:value-type="float">
            <text:p>101.4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172" calcext:value-type="float">
            <text:p>101.3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3912" calcext:value-type="float">
            <text:p>101.4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4288" calcext:value-type="float">
            <text:p>101.3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4288" calcext:value-type="float">
            <text:p>101.3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6648" calcext:value-type="float">
            <text:p>101.1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504" calcext:value-type="float">
            <text:p>101.1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9696" calcext:value-type="float">
            <text:p>101.1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9696" calcext:value-type="float">
            <text:p>101.1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3016" calcext:value-type="float">
            <text:p>101.0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5208" calcext:value-type="float">
            <text:p>101.1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2056" calcext:value-type="float">
            <text:p>101.0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0824" calcext:value-type="float">
            <text:p>101.0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2056" calcext:value-type="float">
            <text:p>101.0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4624" calcext:value-type="float">
            <text:p>101.0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4728" calcext:value-type="float">
            <text:p>101.0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072" calcext:value-type="float">
            <text:p>101.1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9968" calcext:value-type="float">
            <text:p>101.0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3016" calcext:value-type="float">
            <text:p>101.0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5208" calcext:value-type="float">
            <text:p>101.1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0448" calcext:value-type="float">
            <text:p>101.1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836" calcext:value-type="float">
            <text:p>101.1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2264" calcext:value-type="float">
            <text:p>101.1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836" calcext:value-type="float">
            <text:p>101.1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9424" calcext:value-type="float">
            <text:p>101.3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1032" calcext:value-type="float">
            <text:p>101.2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98" calcext:value-type="float">
            <text:p>101.2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6376" calcext:value-type="float">
            <text:p>101.3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7712" calcext:value-type="float">
            <text:p>101.3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4288" calcext:value-type="float">
            <text:p>101.3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124" calcext:value-type="float">
            <text:p>101.3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076" calcext:value-type="float">
            <text:p>101.3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0384" calcext:value-type="float">
            <text:p>101.3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0008" calcext:value-type="float">
            <text:p>101.4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0968" calcext:value-type="float">
            <text:p>101.4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4288" calcext:value-type="float">
            <text:p>101.3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1032" calcext:value-type="float">
            <text:p>101.2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308" calcext:value-type="float">
            <text:p>100.8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3248" calcext:value-type="float">
            <text:p>100.6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9512" calcext:value-type="float">
            <text:p>100.4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3208" calcext:value-type="float">
            <text:p>100.3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5568" calcext:value-type="float">
            <text:p>100.1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1896" calcext:value-type="float">
            <text:p>99.7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3984" calcext:value-type="float">
            <text:p>99.6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764" calcext:value-type="float">
            <text:p>99.2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576" calcext:value-type="float">
            <text:p>99.4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0208" calcext:value-type="float">
            <text:p>99.2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9368" calcext:value-type="float">
            <text:p>100.0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10-1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8496" calcext:value-type="float">
            <text:p>99.2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34" calcext:value-type="float">
            <text:p>95.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0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9288" calcext:value-type="float">
            <text:p>95.6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9448" calcext:value-type="float">
            <text:p>96.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0-2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5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7792" calcext:value-type="float">
            <text:p>94.3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8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0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7792" calcext:value-type="float">
            <text:p>94.3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0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10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9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9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9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8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8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8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6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6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6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5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5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5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4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2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316" calcext:value-type="float">
            <text:p>93.8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0048" calcext:value-type="float">
            <text:p>94.1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316" calcext:value-type="float">
            <text:p>93.8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10-03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9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2824" calcext:value-type="float">
            <text:p>94.2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8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8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7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7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6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6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5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3936" calcext:value-type="float">
            <text:p>93.2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5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5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8048" calcext:value-type="float">
            <text:p>93.3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4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4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9048" calcext:value-type="float">
            <text:p>93.7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2824" calcext:value-type="float">
            <text:p>94.2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928" calcext:value-type="float">
            <text:p>95.0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9048" calcext:value-type="float">
            <text:p>93.7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4264" calcext:value-type="float">
            <text:p>94.3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4264" calcext:value-type="float">
            <text:p>94.3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4152" calcext:value-type="float">
            <text:p>95.7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0536" calcext:value-type="float">
            <text:p>96.4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7096" calcext:value-type="float">
            <text:p>95.6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7096" calcext:value-type="float">
            <text:p>95.6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5488" calcext:value-type="float">
            <text:p>95.7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4312" calcext:value-type="float">
            <text:p>96.9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2736" calcext:value-type="float">
            <text:p>95.0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7792" calcext:value-type="float">
            <text:p>94.3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0632" calcext:value-type="float">
            <text:p>94.2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0568" calcext:value-type="float">
            <text:p>94.4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4312" calcext:value-type="float">
            <text:p>96.9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7432" calcext:value-type="float">
            <text:p>95.2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2888" calcext:value-type="float">
            <text:p>93.9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7216" calcext:value-type="float">
            <text:p>92.7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3264" calcext:value-type="float">
            <text:p>93.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7752" calcext:value-type="float">
            <text:p>94.0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7584" calcext:value-type="float">
            <text:p>94.2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7584" calcext:value-type="float">
            <text:p>94.2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4472" calcext:value-type="float">
            <text:p>94.4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1264" calcext:value-type="float">
            <text:p>93.1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6256" calcext:value-type="float">
            <text:p>92.7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3008" calcext:value-type="float">
            <text:p>91.1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848" calcext:value-type="float">
            <text:p>91.3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0416" calcext:value-type="float">
            <text:p>91.7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8248" calcext:value-type="float">
            <text:p>91.1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4384" calcext:value-type="float">
            <text:p>95.2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28" calcext:value-type="float">
            <text:p>93.6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9008" calcext:value-type="float">
            <text:p>93.4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6648" calcext:value-type="float">
            <text:p>93.5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601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920" meta:object-count="0"/>
    <meta:user-defined meta:name="AppVersion">3.0</meta:user-defined>
  </office:meta>
</office:document-meta>
</file>